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Open Baskerville 0.0.75" svg:font-family="Open Baskerville 0.0.75"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T7" style:parent-style-name="Standaardalinea-lettertype" style:family="text">
      <style:text-properties fo:language="nl" fo:country="NL" style:language-asian="nl" style:country-asian="NL" style:language-complex="ar" style:country-complex="SA"/>
    </style:style>
    <style:style style:name="T8" style:parent-style-name="Standaardalinea-lettertype" style:family="text">
      <style:text-properties fo:language="nl" fo:country="NL" style:language-asian="nl" style:country-asian="NL" style:language-complex="ar" style:country-complex="SA"/>
    </style:style>
    <style:style style:name="P9" style:parent-style-name="Standard" style:family="paragraph">
      <style:paragraph-properties fo:text-align="center"/>
    </style:style>
    <style:style style:name="P10" style:parent-style-name="Titel" style:family="paragraph">
      <style:text-properties style:font-name="Open Baskerville 0.0.75"/>
    </style:style>
    <style:style style:name="P11" style:parent-style-name="Textbody" style:family="paragraph">
      <style:paragraph-properties fo:text-align="center"/>
    </style:style>
    <style:style style:name="P12" style:parent-style-name="Textbody" style:family="paragraph">
      <style:paragraph-properties fo:text-align="center"/>
    </style:style>
    <style:style style:name="P13" style:parent-style-name="Textbody" style:family="paragraph">
      <style:paragraph-properties fo:text-align="center"/>
    </style:style>
    <style:style style:name="P14" style:parent-style-name="Textbody" style:family="paragraph">
      <style:paragraph-properties fo:text-align="center"/>
    </style:style>
    <style:style style:name="P15" style:parent-style-name="Textbody" style:family="paragraph">
      <style:paragraph-properties fo:text-align="center"/>
    </style:style>
    <style:style style:name="P16" style:parent-style-name="Textbody" style:family="paragraph">
      <style:paragraph-properties fo:text-align="center"/>
    </style:style>
    <style:style style:name="P17" style:parent-style-name="Textbody" style:family="paragraph">
      <style:paragraph-properties fo:text-align="center"/>
    </style:style>
    <style:style style:name="P18" style:parent-style-name="Textbody" style:family="paragraph">
      <style:paragraph-properties fo:text-align="center"/>
    </style:style>
    <style:style style:name="P19" style:parent-style-name="Textbody" style:family="paragraph">
      <style:paragraph-properties fo:text-align="center"/>
    </style:style>
    <style:style style:name="P20" style:parent-style-name="Standard" style:family="paragraph">
      <style:paragraph-properties fo:text-align="center"/>
    </style:style>
    <style:style style:name="T21" style:parent-style-name="Standaardalinea-lettertype" style:family="text">
      <style:text-properties fo:language="en" fo:country="GB"/>
    </style:style>
    <style:style style:name="T22" style:parent-style-name="Standaardalinea-lettertype" style:family="text">
      <style:text-properties fo:language="en" fo:country="GB"/>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Textbody" style:family="paragraph">
      <style:paragraph-properties fo:text-align="center"/>
    </style:style>
    <style:style style:name="T34" style:parent-style-name="Standaardalinea-lettertype" style:family="text">
      <style:text-properties fo:language="nl" fo:country="NL"/>
    </style:style>
    <style:style style:name="P35" style:parent-style-name="Textbody" style:family="paragraph">
      <style:paragraph-properties fo:text-align="center"/>
    </style:style>
    <style:style style:name="T36" style:parent-style-name="Standaardalinea-lettertype" style:family="text">
      <style:text-properties fo:language="nl" fo:country="NL"/>
    </style:style>
    <style:style style:name="P37" style:parent-style-name="Textbody" style:family="paragraph">
      <style:paragraph-properties fo:text-align="center"/>
    </style:style>
    <style:style style:name="T38" style:parent-style-name="Standaardalinea-lettertype" style:family="text">
      <style:text-properties fo:language="nl" fo:country="NL"/>
    </style:style>
    <style:style style:name="P39" style:parent-style-name="Textbody" style:family="paragraph">
      <style:paragraph-properties fo:text-align="center"/>
    </style:style>
    <style:style style:name="T40" style:parent-style-name="Standaardalinea-lettertype" style:family="text">
      <style:text-properties fo:language="nl" fo:country="NL"/>
    </style:style>
    <style:style style:name="P41" style:parent-style-name="Textbody" style:family="paragraph">
      <style:paragraph-properties fo:text-align="center"/>
    </style:style>
    <style:style style:name="T42" style:parent-style-name="Standaardalinea-lettertype" style:family="text">
      <style:text-properties fo:language="nl" fo:country="NL"/>
    </style:style>
    <style:style style:name="P43" style:parent-style-name="Textbody" style:family="paragraph">
      <style:paragraph-properties fo:text-align="center"/>
    </style:style>
    <style:style style:name="T44" style:parent-style-name="Standaardalinea-lettertype" style:family="text">
      <style:text-properties fo:language="en" fo:country="GB"/>
    </style:style>
    <style:style style:name="P45" style:parent-style-name="Textbody" style:family="paragraph">
      <style:paragraph-properties fo:text-align="center"/>
    </style:style>
    <style:style style:name="T46" style:parent-style-name="Standaardalinea-lettertype" style:family="text">
      <style:text-properties fo:language="en" fo:country="GB"/>
    </style:style>
    <style:style style:name="P47" style:parent-style-name="Textbody" style:family="paragraph">
      <style:paragraph-properties fo:text-align="center"/>
    </style:style>
    <style:style style:name="T48" style:parent-style-name="Standaardalinea-lettertype" style:family="text">
      <style:text-properties fo:language="en" fo:country="GB"/>
    </style:style>
    <style:style style:name="P49" style:parent-style-name="Kop2" style:family="paragraph">
      <style:paragraph-properties fo:break-before="page">
        <style:tab-stops>
          <style:tab-stop style:type="right" style:leader-style="dotted" style:leader-text="." style:position="6.5in"/>
        </style:tab-stops>
      </style:paragraph-properties>
    </style:style>
    <style:style style:name="P50" style:parent-style-name="Kop1" style:family="paragraph">
      <style:paragraph-properties fo:break-before="page"/>
    </style:style>
    <style:style style:name="T51" style:parent-style-name="Standaardalinea-lettertype" style:family="text">
      <style:text-properties style:font-name="Open Baskerville 0.0.75" fo:language="en" fo:country="GB"/>
    </style:style>
    <style:style style:name="T52" style:parent-style-name="Standaardalinea-lettertype" style:family="text">
      <style:text-properties style:font-name="Open Baskerville 0.0.75" fo:language="en" fo:country="GB"/>
    </style:style>
    <style:style style:name="T53" style:parent-style-name="Standaardalinea-lettertype" style:family="text">
      <style:text-properties fo:language="en" fo:country="GB"/>
    </style:style>
    <style:style style:name="T54" style:parent-style-name="Standaardalinea-lettertype" style:family="text">
      <style:text-properties fo:language="en" fo:country="GB"/>
    </style:style>
    <style:style style:name="T55" style:parent-style-name="Standaardalinea-lettertype" style:family="text">
      <style:text-properties fo:language="en" fo:country="GB"/>
    </style:style>
    <style:style style:name="T56" style:parent-style-name="Standaardalinea-lettertype" style:family="text">
      <style:text-properties fo:language="en" fo:country="GB"/>
    </style:style>
    <style:style style:name="T57" style:parent-style-name="Standaardalinea-lettertype" style:family="text">
      <style:text-properties fo:language="en" fo:country="GB"/>
    </style:style>
    <style:style style:name="T58" style:parent-style-name="Standaardalinea-lettertype" style:family="text">
      <style:text-properties fo:language="en" fo:country="GB"/>
    </style:style>
    <style:style style:name="T59" style:parent-style-name="Standaardalinea-lettertype" style:family="text">
      <style:text-properties fo:language="en" fo:country="GB"/>
    </style:style>
    <style:style style:name="T60" style:parent-style-name="Standaardalinea-lettertype" style:family="text">
      <style:text-properties fo:language="en" fo:country="GB"/>
    </style:style>
    <style:style style:name="T61" style:parent-style-name="Standaardalinea-lettertype" style:family="text">
      <style:text-properties fo:language="en" fo:country="GB"/>
    </style:style>
    <style:style style:name="T62" style:parent-style-name="Standaardalinea-lettertype" style:family="text">
      <style:text-properties fo:language="en" fo:country="GB"/>
    </style:style>
    <style:style style:name="T63" style:parent-style-name="Standaardalinea-lettertype" style:family="text">
      <style:text-properties fo:language="en" fo:country="GB"/>
    </style:style>
    <style:style style:name="T64" style:parent-style-name="Standaardalinea-lettertype" style:family="text">
      <style:text-properties fo:language="en" fo:country="GB"/>
    </style:style>
    <style:style style:name="T65" style:parent-style-name="Standaardalinea-lettertype" style:family="text">
      <style:text-properties fo:language="en" fo:country="GB"/>
    </style:style>
    <style:style style:name="T66" style:parent-style-name="Standaardalinea-lettertype" style:family="text">
      <style:text-properties fo:language="en" fo:country="GB"/>
    </style:style>
    <style:style style:name="T67" style:parent-style-name="Standaardalinea-lettertype" style:family="text">
      <style:text-properties fo:language="en" fo:country="GB"/>
    </style:style>
    <style:style style:name="T68" style:parent-style-name="Standaardalinea-lettertype" style:family="text">
      <style:text-properties fo:language="en" fo:country="GB"/>
    </style:style>
    <style:style style:name="T69" style:parent-style-name="Standaardalinea-lettertype" style:family="text">
      <style:text-properties fo:language="en" fo:country="GB"/>
    </style:style>
    <style:style style:name="T70" style:parent-style-name="Standaardalinea-lettertype" style:family="text">
      <style:text-properties fo:language="en" fo:country="GB"/>
    </style:style>
    <style:style style:name="T71" style:parent-style-name="Standaardalinea-lettertype" style:family="text">
      <style:text-properties fo:language="en" fo:country="GB"/>
    </style:style>
    <style:style style:name="T72" style:parent-style-name="Standaardalinea-lettertype" style:family="text">
      <style:text-properties fo:language="en" fo:country="GB"/>
    </style:style>
    <style:style style:name="T73" style:parent-style-name="Standaardalinea-lettertype" style:family="text">
      <style:text-properties fo:language="en" fo:country="GB"/>
    </style:style>
    <style:style style:name="T74" style:parent-style-name="Standaardalinea-lettertype" style:family="text">
      <style:text-properties fo:language="en" fo:country="GB"/>
    </style:style>
    <style:style style:name="T75" style:parent-style-name="Standaardalinea-lettertype" style:family="text">
      <style:text-properties fo:language="en" fo:country="GB"/>
    </style:style>
    <style:style style:name="T76" style:parent-style-name="Standaardalinea-lettertype" style:family="text">
      <style:text-properties fo:language="en" fo:country="GB"/>
    </style:style>
    <style:style style:name="T77" style:parent-style-name="Standaardalinea-lettertype" style:family="text">
      <style:text-properties fo:language="en" fo:country="GB"/>
    </style:style>
    <style:style style:name="T78" style:parent-style-name="Standaardalinea-lettertype" style:family="text">
      <style:text-properties fo:language="en" fo:country="GB"/>
    </style:style>
    <style:style style:name="T79" style:parent-style-name="Standaardalinea-lettertype" style:family="text">
      <style:text-properties fo:language="en" fo:country="GB"/>
    </style:style>
    <style:style style:name="T80" style:parent-style-name="Standaardalinea-lettertype" style:family="text">
      <style:text-properties fo:language="en" fo:country="GB"/>
    </style:style>
    <style:style style:name="P81" style:parent-style-name="Kop2" style:family="paragraph">
      <style:paragraph-properties fo:break-before="page"/>
    </style:style>
    <style:style style:name="P82" style:parent-style-name="Standard" style:family="paragraph">
      <style:text-properties fo:language="en" fo:country="GB"/>
    </style:style>
    <style:style style:name="P83" style:parent-style-name="Standard" style:family="paragraph">
      <style:text-properties fo:language="en" fo:country="GB"/>
    </style:style>
    <style:style style:name="P84" style:parent-style-name="Standard" style:family="paragraph">
      <style:text-properties fo:language="en" fo:country="GB"/>
    </style:style>
    <style:style style:name="P85" style:parent-style-name="Standard" style:family="paragraph">
      <style:text-properties fo:language="en" fo:country="GB"/>
    </style:style>
    <style:style style:name="P86" style:parent-style-name="Standard" style:family="paragraph">
      <style:text-properties fo:language="en" fo:country="GB"/>
    </style:style>
    <style:style style:name="P87" style:parent-style-name="Standard" style:family="paragraph">
      <style:text-properties fo:language="en" fo:country="GB"/>
    </style:style>
    <style:style style:name="T88" style:parent-style-name="Standaardalinea-lettertype" style:family="text">
      <style:text-properties fo:language="en" fo:country="GB"/>
    </style:style>
    <style:style style:name="P89" style:parent-style-name="Kop1" style:family="paragraph">
      <style:paragraph-properties fo:break-before="page"/>
      <style:text-properties style:font-name="Open Baskerville 0.0.75"/>
    </style:style>
    <style:style style:name="T90" style:parent-style-name="Standaardalinea-lettertype" style:family="text">
      <style:text-properties fo:language="en" fo:country="GB"/>
    </style:style>
    <style:style style:name="T91" style:parent-style-name="Standaardalinea-lettertype" style:family="text">
      <style:text-properties fo:language="en" fo:country="GB"/>
    </style:style>
    <style:style style:name="T92" style:parent-style-name="Standaardalinea-lettertype" style:family="text">
      <style:text-properties fo:language="en" fo:country="GB"/>
    </style:style>
    <style:style style:name="T93" style:parent-style-name="Standaardalinea-lettertype" style:family="text">
      <style:text-properties fo:language="en" fo:country="GB"/>
    </style:style>
    <style:style style:name="T94" style:parent-style-name="Standaardalinea-lettertype" style:family="text">
      <style:text-properties fo:language="en" fo:country="GB"/>
    </style:style>
    <style:style style:name="T95" style:parent-style-name="Standaardalinea-lettertype" style:family="text">
      <style:text-properties fo:language="en" fo:country="GB"/>
    </style:style>
    <style:style style:name="T96" style:parent-style-name="Standaardalinea-lettertype" style:family="text">
      <style:text-properties fo:language="en" fo:country="GB"/>
    </style:style>
    <style:style style:name="T97" style:parent-style-name="Standaardalinea-lettertype" style:family="text">
      <style:text-properties fo:language="en" fo:country="GB"/>
    </style:style>
    <style:style style:name="T98" style:parent-style-name="Standaardalinea-lettertype" style:family="text">
      <style:text-properties fo:language="en" fo:country="GB"/>
    </style:style>
    <style:style style:name="T99" style:parent-style-name="Standaardalinea-lettertype" style:family="text">
      <style:text-properties fo:language="en" fo:country="GB"/>
    </style:style>
    <style:style style:name="T100" style:parent-style-name="Standaardalinea-lettertype" style:family="text">
      <style:text-properties fo:language="en" fo:country="GB"/>
    </style:style>
    <style:style style:name="T101" style:parent-style-name="Standaardalinea-lettertype" style:family="text">
      <style:text-properties fo:language="en" fo:country="GB"/>
    </style:style>
    <style:style style:name="T102" style:parent-style-name="Standaardalinea-lettertype" style:family="text">
      <style:text-properties fo:language="en" fo:country="GB"/>
    </style:style>
    <style:style style:name="T103" style:parent-style-name="Standaardalinea-lettertype" style:family="text">
      <style:text-properties fo:language="en" fo:country="GB"/>
    </style:style>
    <style:style style:name="T104" style:parent-style-name="Standaardalinea-lettertype" style:family="text">
      <style:text-properties fo:language="en" fo:country="GB"/>
    </style:style>
    <style:style style:name="T105" style:parent-style-name="Standaardalinea-lettertype" style:family="text">
      <style:text-properties fo:language="en" fo:country="GB"/>
    </style:style>
    <style:style style:name="T106" style:parent-style-name="Standaardalinea-lettertype" style:family="text">
      <style:text-properties fo:language="en" fo:country="GB"/>
    </style:style>
    <style:style style:name="T107" style:parent-style-name="Standaardalinea-lettertype" style:family="text">
      <style:text-properties fo:language="en" fo:country="GB"/>
    </style:style>
    <style:style style:name="T108" style:parent-style-name="Standaardalinea-lettertype" style:family="text">
      <style:text-properties fo:language="en" fo:country="GB"/>
    </style:style>
    <style:style style:name="T109" style:parent-style-name="Standaardalinea-lettertype" style:family="text">
      <style:text-properties fo:language="en" fo:country="GB"/>
    </style:style>
    <style:style style:name="T110" style:parent-style-name="Standaardalinea-lettertype" style:family="text">
      <style:text-properties fo:language="en" fo:country="GB"/>
    </style:style>
    <style:style style:name="T111" style:parent-style-name="Standaardalinea-lettertype" style:family="text">
      <style:text-properties fo:language="en" fo:country="GB"/>
    </style:style>
    <style:style style:name="T112" style:parent-style-name="Standaardalinea-lettertype" style:family="text">
      <style:text-properties fo:language="en" fo:country="GB"/>
    </style:style>
    <style:style style:name="T113" style:parent-style-name="Standaardalinea-lettertype" style:family="text">
      <style:text-properties fo:language="en" fo:country="GB"/>
    </style:style>
    <style:style style:name="P114" style:parent-style-name="ContentsHeading" style:family="paragraph">
      <style:text-properties fo:font-size="13pt" style:font-size-asian="13pt" style:font-size-complex="13pt"/>
    </style:style>
    <style:style style:name="P115" style:parent-style-name="ContentsHeading" style:family="paragraph">
      <style:text-properties fo:font-size="13pt" style:font-size-asian="13pt" style:font-size-complex="13pt"/>
    </style:style>
    <style:style style:name="P116" style:parent-style-name="ContentsHeading" style:family="paragraph">
      <style:text-properties fo:font-size="13pt" style:font-size-asian="13pt" style:font-size-complex="13pt"/>
    </style:style>
    <style:style style:name="P117" style:parent-style-name="Standaard" style:family="paragraph"/>
    <style:style style:name="P118" style:parent-style-name="Standaard" style:family="paragraph"/>
    <style:style style:name="P119" style:parent-style-name="Standaard" style:family="paragraph"/>
    <style:style style:name="P120" style:parent-style-name="ContentsHeading" style:family="paragraph">
      <style:text-properties fo:font-size="13pt" style:font-size-asian="13pt" style:font-size-complex="13pt"/>
    </style:style>
    <style:style style:name="P121" style:parent-style-name="ContentsHeading" style:family="paragraph">
      <style:text-properties fo:font-size="13pt" style:font-size-asian="13pt" style:font-size-complex="13pt"/>
    </style:style>
    <style:style style:name="P122" style:parent-style-name="ContentsHeading" style:family="paragraph">
      <style:text-properties fo:font-size="13pt" style:font-size-asian="13pt" style:font-size-complex="13pt"/>
    </style:style>
    <style:style style:name="P123" style:parent-style-name="ContentsHeading" style:family="paragraph">
      <style:text-properties fo:font-size="13pt" style:font-size-asian="13pt" style:font-size-complex="13pt"/>
    </style:style>
    <style:style style:name="P124" style:parent-style-name="ContentsHeading" style:family="paragraph">
      <style:text-properties fo:font-size="13pt" style:font-size-asian="13pt" style:font-size-complex="13pt"/>
    </style:style>
    <style:style style:name="P125" style:parent-style-name="ContentsHeading" style:family="paragraph">
      <style:text-properties fo:font-size="13pt" style:font-size-asian="13pt" style:font-size-complex="13pt"/>
    </style:style>
    <style:style style:name="P126" style:parent-style-name="ContentsHeading" style:family="paragraph">
      <style:text-properties fo:font-size="13pt" style:font-size-asian="13pt" style:font-size-complex="13pt"/>
    </style:style>
    <style:style style:name="P127" style:parent-style-name="ContentsHeading" style:family="paragraph">
      <style:text-properties fo:font-size="13pt" style:font-size-asian="13pt" style:font-size-complex="13pt"/>
    </style:style>
    <style:style style:name="P128" style:parent-style-name="ContentsHeading" style:family="paragraph">
      <style:text-properties fo:font-size="13pt" style:font-size-asian="13pt" style:font-size-complex="13pt"/>
    </style:style>
    <style:style style:name="P129" style:parent-style-name="ContentsHeading" style:family="paragraph">
      <style:text-properties fo:font-size="13pt" style:font-size-asian="13pt" style:font-size-complex="13pt"/>
    </style:style>
    <style:style style:name="P130" style:parent-style-name="ContentsHeading" style:family="paragraph">
      <style:text-properties fo:font-size="13pt" style:font-size-asian="13pt" style:font-size-complex="13pt"/>
    </style:style>
    <style:style style:name="P131" style:parent-style-name="ContentsHeading" style:family="paragraph">
      <style:text-properties fo:font-size="13pt" style:font-size-asian="13pt" style:font-size-complex="13pt"/>
    </style:style>
    <style:style style:name="P132" style:parent-style-name="ContentsHeading" style:family="paragraph">
      <style:text-properties fo:font-size="13pt" style:font-size-asian="13pt" style:font-size-complex="13pt"/>
    </style:style>
    <style:style style:name="P133" style:parent-style-name="ContentsHeading" style:family="paragraph">
      <style:text-properties fo:font-size="13pt" style:font-size-asian="13pt" style:font-size-complex="13pt"/>
    </style:style>
    <style:style style:name="P134" style:parent-style-name="ContentsHeading" style:family="paragraph">
      <style:text-properties fo:font-size="13pt" style:font-size-asian="13pt" style:font-size-complex="13pt"/>
    </style:style>
    <style:style style:name="T135" style:parent-style-name="Standaardalinea-lettertype" style:family="text">
      <style:text-properties fo:language="en" fo:country="GB"/>
    </style:style>
    <style:style style:name="T136" style:parent-style-name="Standaardalinea-lettertype" style:family="text">
      <style:text-properties fo:language="en" fo:country="GB"/>
    </style:style>
    <style:style style:name="T137" style:parent-style-name="Standaardalinea-lettertype" style:family="text">
      <style:text-properties fo:language="en" fo:country="GB"/>
    </style:style>
    <style:style style:name="T138" style:parent-style-name="Standaardalinea-lettertype" style:family="text">
      <style:text-properties fo:language="en" fo:country="GB"/>
    </style:style>
    <style:style style:name="P139" style:parent-style-name="Kop1" style:family="paragraph">
      <style:paragraph-properties fo:break-before="page"/>
    </style:style>
    <style:style style:name="T140" style:parent-style-name="Standaardalinea-lettertype" style:family="text">
      <style:text-properties style:font-name="Open Baskerville 0.0.75" fo:language="en" fo:country="GB"/>
    </style:style>
    <style:style style:family="graphic" style:name="a0">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P2"/>
      <text:p text:style-name="P3"/>
      <text:p text:style-name="P4"/>
      <text:p text:style-name="P5"/>
      <text:p text:style-name="P6"><text:span text:style-name="T7"><draw:connector draw:type="line" svg:x1="0.6047in" svg:y1="0.248in" svg:x2="6.01095in" svg:y2="0.248in" draw:z-index="251658240" draw:id="id0" draw:style-name="a0" draw:name="Rechte verbindingslijn 1" text:anchor-type="paragraph"><svg:title/><svg:desc/></draw:connector></text:span><text:span text:style-name="T8"><draw:connector draw:type="line" svg:x1="0.6047in" svg:y1="1.3173in" svg:x2="6.01095in" svg:y2="1.3173in" draw:z-index="251659264" draw:id="id1" draw:style-name="a1" draw:name="Rechte verbindingslijn 2" text:anchor-type="paragraph"><svg:title/><svg:desc/></draw:connector></text:span></text:p>
      <text:p text:style-name="P9"/>
      <text:p text:style-name="P10">Software Design</text:p>
      <text:p text:style-name="P11"/>
      <text:p text:style-name="P12"/>
      <text:p text:style-name="P13">25. March 2015</text:p>
      <text:p text:style-name="P14">2IO70</text:p>
      <text:p text:style-name="P15"/>
      <text:p text:style-name="P16"/>
      <text:p text:style-name="P17"/>
      <text:p text:style-name="P18"/>
      <text:p text:style-name="P19"/>
      <text:p text:style-name="P20"><text:span text:style-name="T21">The purpose of this document is to present a Java program that realises the functions specified in the Software Specification<text:s/></text:span><text:span text:style-name="T22">document. This program is an intermediate step towards writing the PP2 code that controls the sorting machine.</text:span></text:p>
      <text:p text:style-name="P23"/>
      <text:p text:style-name="P24"/>
      <text:p text:style-name="P25"/>
      <text:p text:style-name="P26"/>
      <text:p text:style-name="P27"/>
      <text:p text:style-name="P28"/>
      <text:p text:style-name="P29"/>
      <text:p text:style-name="P30"/>
      <text:p text:style-name="P31"/>
      <text:p text:style-name="P32"/>
      <text:p text:style-name="P33"><text:span text:style-name="T34">Group 16</text:span></text:p>
      <text:p text:style-name="P35"><text:span text:style-name="T36">Rolf Verschuuren</text:span></text:p>
      <text:p text:style-name="P37"><text:span text:style-name="T38">Wigger Boelens</text:span></text:p>
      <text:p text:style-name="P39"><text:span text:style-name="T40">Stefan van den Berg</text:span></text:p>
      <text:p text:style-name="P41"><text:span text:style-name="T42">Dat Phung</text:span></text:p>
      <text:p text:style-name="P43"><text:span text:style-name="T44">Maarten Keet</text:span></text:p>
      <text:p text:style-name="P45"><text:span text:style-name="T46">Tudor Petrescu</text:span></text:p>
      <text:p text:style-name="P47"><text:span text:style-name="T48">Version 1</text:span></text:p>
      <text:table-of-content text:name="_TOC0">
        <text:table-of-content-source text:outline-level="9" text:use-outline-level="true" text:use-index-marks="true" text:use-index-source-styles="false" text:index-scope="document">
          <text:table-of-content-entry-template text:outline-level="1" text:style-name="Standaard">
            <text:index-entry-link-start/>
            <text:index-entry-text/>
            <text:index-entry-tab-stop style:leader-char="." style:type="right"/>
            <text:index-entry-page-number/>
            <text:index-entry-link-end/>
          </text:table-of-content-entry-template>
          <text:table-of-content-entry-template text:outline-level="2" text:style-name="Standaard">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entry-template text:outline-level="4" text:style-name="Standaard">
            <text:index-entry-link-start/>
            <text:index-entry-text/>
            <text:index-entry-tab-stop style:leader-char="." style:type="right"/>
            <text:index-entry-page-number/>
            <text:index-entry-link-end/>
          </text:table-of-content-entry-template>
          <text:table-of-content-entry-template text:outline-level="5" text:style-name="Standaard">
            <text:index-entry-link-start/>
            <text:index-entry-text/>
            <text:index-entry-tab-stop style:leader-char="." style:type="right"/>
            <text:index-entry-page-number/>
            <text:index-entry-link-end/>
          </text:table-of-content-entry-template>
          <text:table-of-content-entry-template text:outline-level="6" text:style-name="Standaard">
            <text:index-entry-link-start/>
            <text:index-entry-text/>
            <text:index-entry-tab-stop style:leader-char="." style:type="right"/>
            <text:index-entry-page-number/>
            <text:index-entry-link-end/>
          </text:table-of-content-entry-template>
          <text:table-of-content-entry-template text:outline-level="7" text:style-name="Standaard">
            <text:index-entry-link-start/>
            <text:index-entry-text/>
            <text:index-entry-tab-stop style:leader-char="." style:type="right"/>
            <text:index-entry-page-number/>
            <text:index-entry-link-end/>
          </text:table-of-content-entry-template>
          <text:table-of-content-entry-template text:outline-level="8" text:style-name="Standaard">
            <text:index-entry-link-start/>
            <text:index-entry-text/>
            <text:index-entry-tab-stop style:leader-char="." style:type="right"/>
            <text:index-entry-page-number/>
            <text:index-entry-link-end/>
          </text:table-of-content-entry-template>
          <text:table-of-content-entry-template text:outline-level="9" text:style-name="Standaard">
            <text:index-entry-link-start/>
            <text:index-entry-text/>
            <text:index-entry-tab-stop style:leader-char="." style:type="right"/>
            <text:index-entry-page-number/>
            <text:index-entry-link-end/>
          </text:table-of-content-entry-template>
        </text:table-of-content-source>
        <text:index-body>
          <text:h text:style-name="P49" text:outline-level="2">Table of Contents</text:h>
          <text:p text:style-name="Contents1"><text:a xlink:href="#__RefHeading__2833_1104982252" office:target-frame-name="_top" xlink:show="replace">Coding Standards<text:tab/>3</text:a></text:p>
          <text:p text:style-name="Contents2"><text:a xlink:href="#__RefHeading__1013_1104982252" office:target-frame-name="_top" xlink:show="replace">Translating from java to php:<text:tab/>3</text:a></text:p>
          <text:p text:style-name="Contents2"><text:a xlink:href="#__RefHeading__2835_1104982252" office:target-frame-name="_top" xlink:show="replace">Design decisions for the Java code<text:tab/>4</text:a></text:p>
          <text:p text:style-name="Contents1"><text:a xlink:href="#__RefHeading__2837_1104982252" office:target-frame-name="_top" xlink:show="replace">Validation<text:tab/>5</text:a></text:p>
          <text:p text:style-name="Contents2"><text:a xlink:href="#__RefHeading__243_1104982252" office:target-frame-name="_top" xlink:show="replace">Validation of java to transition table<text:tab/>5</text:a></text:p>
          <text:p text:style-name="Contents2"><text:a xlink:href="#__RefHeading__245_1104982252" office:target-frame-name="_top" xlink:show="replace">Validation of timerManage<text:tab/>5</text:a></text:p>
          <text:p text:style-name="Contents2"><text:a xlink:href="#__RefHeading__2839_1104982252" office:target-frame-name="_top" xlink:show="replace">Control flow validation<text:tab/>5</text:a></text:p>
          <text:p text:style-name="Contents2"><text:a xlink:href="#__RefHeading__2841_1104982252" office:target-frame-name="_top" xlink:show="replace">Explanation of the compiler functions<text:tab/>6</text:a></text:p>
          <text:p text:style-name="Contents1"><text:a xlink:href="#__RefHeading__2879_1104982252" office:target-frame-name="_top" xlink:show="replace">Appendix: Java Program (Compiler?)<text:tab/>9</text:a></text:p>
        </text:index-body>
      </text:table-of-content>
      <text:p text:style-name="Textbody"/>
      <text:h text:style-name="P50" text:outline-level="1"><text:bookmark-start text:name="__RefHeading__2833_1104982252"/><text:soft-page-break/><text:span text:style-name="T51">C</text:span><text:bookmark-start text:name="_Toc414615055"/><text:span text:style-name="T52">oding Standards</text:span><text:bookmark-end text:name="__RefHeading__2833_1104982252"/><text:bookmark-end text:name="_Toc414615055"/></text:h>
      <text:p text:style-name="Textbody"><text:span text:style-name="T53">The java pseudo code<text:s/></text:span><text:span text:style-name="T54">follows the Google Java Style.<text:s/></text:span><text:span text:style-name="T55"><text:line-break/></text:span><text:span text:style-name="T56">Source to Google Java Style:<text:s/></text:span><text:a xlink:href="https://google-styleguide.googlecode.com/svn/trunk/javaguide.html" office:target-frame-name="_top" xlink:show="replace">https://google-styleguide.googlecode.com/svn/trunk/javaguide.html</text:a>.</text:p>
      <text:p text:style-name="Textbody"><text:span text:style-name="T57">Php code used in this project follows the Zen</text:span><text:span text:style-name="T58">d Framework Coding Standard for PHP.</text:span><text:span text:style-name="T59"><text:line-break/></text:span><text:span text:style-name="T60">Source:<text:s/></text:span><text:a xlink:href="http://framework.zend.com/manual/1.12/en/coding-standard.html" office:target-frame-name="_top" xlink:show="replace">http://framework.zend.com/manual/1.12/en/coding-standard.html</text:a><text:span text:style-name="T61">.</text:span></text:p>
      <text:p text:style-name="Textbody"><text:bookmark-start text:name="__RefHeading__241_1104982252"/><text:bookmark-start text:name="_Toc414615056"/><text:span text:style-name="T62">Translating to pseudo java:</text:span><text:bookmark-end text:name="__RefHeading__241_1104982252"/><text:bookmark-end text:name="_Toc414615056"/></text:p>
      <text:p text:style-name="Textbody"><text:span text:style-name="T63">The java program starts by declaring the<text:s/></text:span><text:span text:style-name="T64">output variables. The names of the output variables will keep their original name, without spaces, in a camelCase form. The variable type will be determined from the Output table.</text:span></text:p>
      <text:p text:style-name="Textbody"><text:span text:style-name="T65">The inputs follow the same pattern.</text:span></text:p>
      <text:p text:style-name="Textbody"><text:span text:style-name="T66">Every states is represented as a functio</text:span><text:span text:style-name="T67">n, keeping their name in the camelCase fashion, they will be all void functions due to the fact that they do not return anything.</text:span></text:p>
      <text:p text:style-name="Textbody"><text:span text:style-name="T68">Every state function will run preconditions if any, then check for specific input values using if statements, if an if stateme</text:span><text:span text:style-name="T69">nt is satisfied, there will be changes to the output values to match the next states output values, also the display is set to output the next states number, and then the next state function is called according to the state transition diagram, if no if <text:s/>st</text:span><text:span text:style-name="T70">atement is satisfied the current function is recalled.</text:span></text:p>
      <text:p text:style-name="Textbody"><text:span text:style-name="T71">The program is always looping, consequence of no deadlocks in the state machine as proven by the uppaal model test.</text:span></text:p>
      <text:p text:style-name="Textbody"><text:span text:style-name="T72">Example: Initial -&gt; Calibrate_Sensor</text:span></text:p>
      <text:p text:style-name="Textbody"><text:span text:style-name="T73">So in this example the function initial is curre</text:span><text:span text:style-name="T74">ntly running, there are no preconditions to be checked, if the inputs have the desired value, in our case we check if the push button is pressed by the sorter, if so we will have the sorter moved down by activating the sorter motor via having the Hbridge0<text:s/></text:span><text:span text:style-name="T75">variable set to 1. After this we set the display to showcase the number $branchTO where to branch to2 then call calibrateSensor function and if the if <text:s/>statement wasn’t satisfied we recall initial entering a loop.</text:span></text:p>
      <text:h text:style-name="Kop2" text:outline-level="2"><text:bookmark-start text:name="__RefHeading__1013_1104982252"/><text:span text:style-name="T76">Translating from java to php:</text:span><text:bookmark-end text:name="__RefHeading__1013_1104982252"/></text:h>
      <text:p text:style-name="Textbody"><text:span text:style-name="T77">The java cod</text:span><text:span text:style-name="T78">e was written such that the conversion process to php is as easy as possible.</text:span></text:p>
      <text:p text:style-name="Textbody"><text:span text:style-name="T79">All variable in java will have the “$” sign added at the beginning of their name to comply with the php standards. The “$” sign has no influence in the java program variable nami</text:span><text:span text:style-name="T80">ng, while in php it is mandatory.</text:span></text:p>
      <text:h text:style-name="P81" text:outline-level="2"><text:bookmark-start text:name="__RefHeading__2835_1104982252"/><text:soft-page-break/>Design decisions for the Java code<text:bookmark-end text:name="__RefHeading__2835_1104982252"/></text:h>
      <text:p text:style-name="Textbody">In translating our transition table to a Java program we made a number of decisions shaping the code, these decisions are outlined in this section.</text:p>
      <text:p text:style-name="Textbody">We started by looking at our transition<text:s/>table, in this table we had our transitions ordered by the “current state”, the state where the transition starts. Then there were some inputs that could trigger a transition from this state to a number of other states. Because of this we thought it would<text:s/>make sense to write a function for each state, since it would allow our code to essentially be a condensed version of the transition table. Where the code would be ordered by the “current state”, and each state would have a number of outgoing transitions<text:s/>to other states. This resulted in the following blueprint for each of our functions:</text:p>
      <text:p text:style-name="Standard">void function(){</text:p>
      <text:p text:style-name="Standard"><text:s text:c="3"/>timerManage();<text:tab/><text:tab/>// The function that manages the outputs and PWM</text:p>
      <text:p text:style-name="Standard"><text:s text:c="3"/>$temp = getButtons();<text:tab/>// Store the buttons currently being pressed in a temporary variable</text:p>
      <text:p text:style-name="Standard"/>
      <text:p text:style-name="Standard"><text:s text:c="3"/>if( condition for transition ){<text:tab/>// Do this once for every outgoing transition from this state</text:p>
      <text:p text:style-name="Standard"><text:s text:c="6"/>Changes required to change to the new statement;</text:p>
      <text:p text:style-name="Standard"><text:s text:c="3"/>}</text:p>
      <text:p text:style-name="Standard"/>
      <text:p text:style-name="Standard"><text:s text:c="3"/>function();<text:tab/><text:tab/><text:tab/>// Call on the same function again to recheck the buttons and continue</text:p>
      <text:p text:style-name="Standard"><text:tab/><text:tab/><text:tab/><text:tab/><text:tab/>running the machine with timerManage()</text:p>
      <text:p text:style-name="P82">}</text:p>
      <text:p text:style-name="P83"/>
      <text:p text:style-name="P84">Then we made an extra function which will be called from each function to do the PWM. This function is called timerManage. This function firstly gets the voltage which the output needs from the array.</text:p>
      <text:p text:style-name="P85">This<text:s/>function has a variable called counter which increments each time the outputs have been set. That value is take modulo 12. So it will leave the outputs which need 12 volts on all the time. The reason why the values which need less than 12 volt will be turned off after they have been on for long enough. That goes as follows. First it checks if the engine needs to be on by checking if the voltage it needs is higher than counter. If the output needs to be on then it gets the location of the value in the array.<text:s/>And then does 2 to the power of the location. So now the correct output will be set on. Then the value of 2 to the power will be added to the variable engines. Then after all 7 outputs have been through that loop then it will set the output to the value of engines. So the lights which needed to be on will be on. Now the value of counter will increment each time and take modulo 12.</text:p>
      <text:p text:style-name="P86"/>
      <text:p text:style-name="P87">We also choose to save certain<text:s/>values, which may not be expected to be saved. In this section I will explain why we save the 2 variables. The first one is the variable of the location of the code. This has been saved because then we<text:s/>then we are<text:s/>capable of changing the return address after the timer<text:s/>interrupt. Because when an timer interrupt occurs we want to return to the initial state and the position where we were before. We also saved the original position of the stack pointer for when we come back from the timer interrupt to make sure that we empty the stack. Because there may be some values on the stack from before the timer interrupt. Thus to remove them we set the stack pointer to its original value.</text:p>
      <text:p text:style-name="Standard"><text:span text:style-name="T88"><text:s/></text:span></text:p>
      <text:h text:style-name="P89" text:outline-level="1"><text:bookmark-start text:name="__RefHeading__2837_1104982252"/><text:soft-page-break/>Validation<text:bookmark-end text:name="__RefHeading__2837_1104982252"/></text:h>
      <text:h text:style-name="Kop2" text:outline-level="2"><text:bookmark-start text:name="__RefHeading__243_1104982252"/><text:bookmark-start text:name="_Toc414615057"/><text:span text:style-name="T90">Validation of java to transition table</text:span><text:bookmark-end text:name="__RefHeading__243_1104982252"/><text:bookmark-end text:name="_Toc414615057"/></text:h>
      <text:p text:style-name="Textbody"><text:span text:style-name="T91">Every state is represented by a function. The if statements in that<text:s/></text:span><text:span text:style-name="T92">function are the transitions which can occur from that state. The timer interrupt and the abort transitions are not represented as if statements, because interrupts go to a separate state(function). In those if statements the values that have to change are</text:span><text:span text:style-name="T93"><text:s/>changed. The display will also be updated to the correct number of the state. The function timerManage is called in each state. Because with that function we make sure that the all outputs have the correct voltage.</text:span></text:p>
      <text:p text:style-name="Textbody"><text:span text:style-name="T94">We checked that all states are represent</text:span><text:span text:style-name="T95">ed in the java code by a function. We also checked if they have all the transitions as if statements and that the correct values are changed.</text:span></text:p>
      <text:h text:style-name="Kop2" text:outline-level="2"><text:bookmark-start text:name="__RefHeading__245_1104982252"/><text:bookmark-start text:name="_Toc414615058"/><text:span text:style-name="T96">Validation of timerManage</text:span><text:bookmark-end text:name="__RefHeading__245_1104982252"/><text:bookmark-end text:name="_Toc414615058"/></text:h>
      <text:p text:style-name="Textbody"><text:span text:style-name="T97">Loop invariant:</text:span></text:p>
      <text:p text:style-name="Textbody"><text:span text:style-name="T98">All elements before the current element of the array have been set on if</text:span><text:span text:style-name="T99"><text:s/>they had to be on.</text:span></text:p>
      <text:p text:style-name="Textbody"><text:span text:style-name="T100">Initialize:</text:span></text:p>
      <text:p text:style-name="Textbody"><text:span text:style-name="T101">We start with the first element. Thus there are no elements before it and the loop invariant holds.</text:span></text:p>
      <text:p text:style-name="Textbody"><text:span text:style-name="T102">Step case:</text:span></text:p>
      <text:p text:style-name="Textbody"><text:span text:style-name="T103">If we’re at element k, then according to the loop invariant all elements before k have been set on if they had to</text:span><text:span text:style-name="T104"><text:s/>be on. Then if k has to be on (</text:span><text:span text:style-name="T105">value of k&gt;counter)</text:span><text:span text:style-name="T106"><text:s/>it will be set on else it will stay off. So now the loop invariant holds for the element k+1</text:span></text:p>
      <text:p text:style-name="Textbody"><text:span text:style-name="T107">Termination:</text:span></text:p>
      <text:p text:style-name="Textbody"><text:span text:style-name="T108">The loop will terminate when k is greater<text:s/></text:span><text:span text:style-name="T109">than</text:span><text:span text:style-name="T110"><text:s/>7.<text:s/></text:span><text:span text:style-name="T111">Because we do not have any more outputs.</text:span></text:p>
      <text:h text:style-name="Kop2" text:outline-level="2"><text:bookmark-start text:name="__RefHeading__2839_1104982252"/>Control flow validation<text:bookmark-end text:name="__RefHeading__2839_1104982252"/></text:h>
      <text:p text:style-name="Textbody"><text:span text:style-name="T112">Because the Java code has been validated to the state description and the transition table, which, in turn, have been validated with the UPPAAL model and shown to be correct and in tune with the initial description of the sorting machine</text:span><text:span text:style-name="T113">. This means that the Java program, being a one-to-one translation of the finite state automaton, also has a correct control flow.</text:span></text:p>
      <text:p text:style-name="Standaard"><text:bookmark-start text:name="__RefHeading__2841_1104982252"/>Explanation of the compiler functions<text:bookmark-end text:name="__RefHeading__2841_1104982252"/></text:p>
      <text:p text:style-name="P114"><text:bookmark-start text:name="__RefHeading__2843_1104982252"/>storeRam($location, $value)<text:bookmark-end text:name="__RefHeading__2843_1104982252"/></text:p>
      <text:p text:style-name="Textbody">Store a value in the ram.</text:p>
      <text:p text:style-name="Textbody">$location<text:tab/><text:tab/>The location (a variable) to store the value in the ram</text:p>
      <text:p text:style-name="Textbody">$value<text:tab/><text:tab/><text:tab/>The value to store, needs to be a variable</text:p>
      <text:p text:style-name="Textbody">return<text:tab/><text:tab/><text:tab/>void</text:p>
      <text:p text:style-name="P115"><text:bookmark-start text:name="__RefHeading__2845_1104982252"/>getRam($location)<text:bookmark-end text:name="__RefHeading__2845_1104982252"/></text:p>
      <text:p text:style-name="Textbody">Get a value from the ram.</text:p>
      <text:p text:style-name="Textbody">$location<text:tab/><text:tab/>The location (a variable) where the value is stored</text:p>
      <text:p text:style-name="Textbody">return<text:tab/><text:tab/><text:tab/>The value that is stored at the location</text:p>
      <text:p text:style-name="P116"><text:bookmark-start text:name="__RefHeading__2847_1104982252"/>display($what, $onWhat, $location = '000001')<text:bookmark-end text:name="__RefHeading__2847_1104982252"/></text:p>
      <text:p text:style-name="Textbody">Display something on either the display or the leds.</text:p>
      <text:soft-page-break/>
      <text:p text:style-name="Textbody">Possible values for $onwhat:</text:p>
      <text:list text:style-name="LFO1" text:continue-numbering="true">
        <text:list-item>
          <text:p text:style-name="P117">leds: the leds at the top</text:p>
        </text:list-item>
        <text:list-item>
          <text:p text:style-name="P118">leds2: the leds to the right</text:p>
        </text:list-item>
        <text:list-item>
          <text:p text:style-name="P119">display: the display</text:p>
        </text:list-item>
      </text:list>
      <text:p text:style-name="Textbody">$what<text:tab/><text:tab/><text:tab/>What to display, must be a variable</text:p>
      <text:p text:style-name="Textbody">$onWhat<text:tab/><text:tab/>On what to display</text:p>
      <text:p text:style-name="Textbody">$location<text:tab/><text:tab/>Where to show the value when using the display, defaults to the right position</text:p>
      <text:p text:style-name="Textbody">return<text:tab/><text:tab/><text:tab/>void</text:p>
      <text:p text:style-name="P120"><text:bookmark-start text:name="__RefHeading__2849_1104982252"/>pow($number,$power)<text:bookmark-end text:name="__RefHeading__2849_1104982252"/></text:p>
      <text:p text:style-name="Textbody">Get the power of a number</text:p>
      <text:p text:style-name="Textbody">$number<text:tab/><text:tab/>The number to power</text:p>
      <text:p text:style-name="Textbody">$power<text:tab/><text:tab/>The power value</text:p>
      <text:p text:style-name="Textbody">return<text:tab/><text:tab/><text:tab/>Int; The result</text:p>
      <text:p text:style-name="P121"><text:bookmark-start text:name="__RefHeading__2851_1104982252"/>mod($what, $variable)<text:bookmark-end text:name="__RefHeading__2851_1104982252"/></text:p>
      <text:p text:style-name="Textbody">Take the modulo of a number</text:p>
      <text:p text:style-name="Textbody">$what<text:tab/><text:tab/><text:tab/>Modulo what</text:p>
      <text:p text:style-name="Textbody">$variable<text:tab/><text:tab/>Variable to modulo over</text:p>
      <text:p text:style-name="Textbody">return<text:tab/><text:tab/>void</text:p>
      <text:p text:style-name="P122"><text:bookmark-start text:name="__RefHeading__2853_1104982252"/>getInput($writeTo, $type)<text:bookmark-end text:name="__RefHeading__2853_1104982252"/></text:p>
      <text:p text:style-name="Textbody">Get button or analog input. When you just want the input of 1 button, use getButtonPressed instead.</text:p>
      <text:p text:style-name="Textbody">$writeTo<text:tab/><text:tab/>Variable<text:s/>to write the input to</text:p>
      <text:p text:style-name="Textbody">$type<text:tab/><text:tab/><text:tab/>Type of input, possible values are: buttons, analog</text:p>
      <text:p text:style-name="Textbody">return<text:tab/><text:tab/><text:tab/>void</text:p>
      <text:p text:style-name="P123"><text:bookmark-start text:name="__RefHeading__2855_1104982252"/>getButtonPressed($button)<text:bookmark-end text:name="__RefHeading__2855_1104982252"/></text:p>
      <text:p text:style-name="Textbody">Check if a button is pressed. Puts the result into R5.</text:p>
      <text:p text:style-name="Textbody">$button<text:tab/><text:tab/>Which button to check (input a variable)</text:p>
      <text:p text:style-name="Textbody">return<text:tab/><text:tab/><text:tab/>Int; Whether or not<text:s/>the button is pressed.</text:p>
      <text:p text:style-name="P124"><text:bookmark-start text:name="__RefHeading__2857_1104982252"/>installCountdown($functionName)<text:bookmark-end text:name="__RefHeading__2857_1104982252"/></text:p>
      <text:p text:style-name="Textbody">Install the countdown.</text:p>
      <text:p text:style-name="Textbody">$functionName<text:tab/>The name of the function where the timer should go to</text:p>
      <text:p text:style-name="Textbody">return<text:tab/><text:tab/><text:tab/>void</text:p>
      <text:p text:style-name="P125"><text:bookmark-start text:name="__RefHeading__2859_1104982252"/>startCountdown()<text:bookmark-end text:name="__RefHeading__2859_1104982252"/></text:p>
      <text:p text:style-name="Textbody">Start the countdown.</text:p>
      <text:p text:style-name="Textbody">Retrun<text:tab/><text:tab/><text:tab/>void</text:p>
      <text:p text:style-name="P126"><text:bookmark-start text:name="__RefHeading__2861_1104982252"/><text:soft-page-break/>pushStack($variable)<text:bookmark-end text:name="__RefHeading__2861_1104982252"/></text:p>
      <text:p text:style-name="Textbody">Push a variable to the<text:s/>stack</text:p>
      <text:p text:style-name="Textbody">$variable<text:tab/><text:tab/>The variable to push to the stack</text:p>
      <text:p text:style-name="Textbody">return<text:tab/><text:tab/><text:tab/>void</text:p>
      <text:p text:style-name="P127"><text:bookmark-start text:name="__RefHeading__2863_1104982252"/>pullStack($variable)<text:bookmark-end text:name="__RefHeading__2863_1104982252"/></text:p>
      <text:p text:style-name="Textbody">Pull a variable from the stack.</text:p>
      <text:p text:style-name="Textbody">$variable<text:tab/><text:tab/>The variable where the pulled variable is put into</text:p>
      <text:p text:style-name="Textbody">return<text:tab/><text:tab/><text:tab/>void</text:p>
      <text:p text:style-name="P128"><text:bookmark-start text:name="__RefHeading__2865_1104982252"/>setCountdown($countdown)<text:bookmark-end text:name="__RefHeading__2865_1104982252"/></text:p>
      <text:p text:style-name="Textbody">Set the timer interrupt to a value. It will first reset the timer to 0.</text:p>
      <text:p text:style-name="Textbody">$countdown<text:tab/><text:tab/>How long the countdown should wait, in timer ticks</text:p>
      <text:p text:style-name="Textbody">return<text:tab/><text:tab/><text:tab/>void</text:p>
      <text:p text:style-name="P129"><text:bookmark-start text:name="__RefHeading__2867_1104982252"/>getData($location, $offset)<text:bookmark-end text:name="__RefHeading__2867_1104982252"/></text:p>
      <text:p text:style-name="Textbody">Get data. Use offset 0 when it is just a single value.</text:p>
      <text:p text:style-name="Textbody">$location<text:tab/><text:tab/>The location where the variable is stored</text:p>
      <text:p text:style-name="Textbody">$offset<text:tab/><text:tab/><text:tab/>The offset of the location</text:p>
      <text:p text:style-name="Textbody">return<text:tab/><text:tab/><text:tab/>The value of the data segment</text:p>
      <text:p text:style-name="P130"><text:bookmark-start text:name="__RefHeading__2869_1104982252"/>storeData($variable, $location, $offset)<text:bookmark-end text:name="__RefHeading__2869_1104982252"/></text:p>
      <text:p text:style-name="Textbody">Store data. Use offset 0 when it is just a single value.</text:p>
      <text:p text:style-name="Textbody">$variable<text:tab/><text:tab/>The variable to store</text:p>
      <text:p text:style-name="Textbody">$location<text:tab/><text:tab/>The name of the location where the variable is<text:s/>stored</text:p>
      <text:p text:style-name="Textbody">$offset<text:tab/><text:tab/><text:tab/>The offset of the location</text:p>
      <text:p text:style-name="Textbody">return<text:tab/><text:tab/><text:tab/>void</text:p>
      <text:p text:style-name="P131"><text:bookmark-start text:name="__RefHeading__2871_1104982252"/>sleep($howLong)<text:bookmark-end text:name="__RefHeading__2871_1104982252"/></text:p>
      <text:p text:style-name="Textbody">Pause the program.</text:p>
      <text:p text:style-name="Textbody">$howLong<text:tab/><text:tab/>How long to sleep in clockticks</text:p>
      <text:p text:style-name="Textbody">return<text:tab/><text:tab/><text:tab/>void</text:p>
      <text:p text:style-name="P132"><text:bookmark-start text:name="__RefHeading__2873_1104982252"/>initVar($variable,$places)<text:bookmark-end text:name="__RefHeading__2873_1104982252"/></text:p>
      <text:p text:style-name="Textbody">Initialize a variable that is used in that data segment.</text:p>
      <text:p text:style-name="Textbody">$variable<text:tab/><text:tab/>The name of<text:s/>the variable</text:p>
      <text:p text:style-name="Textbody">$places<text:tab/><text:tab/>How long the array is</text:p>
      <text:p text:style-name="Textbody">return<text:tab/><text:tab/><text:tab/>void</text:p>
      <text:p text:style-name="P133"><text:bookmark-start text:name="__RefHeading__2875_1104982252"/>branch($branchTO)<text:bookmark-end text:name="__RefHeading__2875_1104982252"/></text:p>
      <text:p text:style-name="Textbody">Branch to a function.</text:p>
      <text:soft-page-break/>
      <text:p text:style-name="Textbody">$branchTO<text:tab/><text:tab/>where to branch to</text:p>
      <text:p text:style-name="Textbody">return<text:tab/><text:tab/><text:tab/>void</text:p>
      <text:p text:style-name="P134"><text:bookmark-start text:name="__RefHeading__2877_1104982252"/>moveFunction($branchTO)<text:bookmark-end text:name="__RefHeading__2877_1104982252"/></text:p>
      <text:p text:style-name="Textbody">Move a function in the assembly code.</text:p>
      <text:p text:style-name="Textbody">$branchTO<text:tab/><text:tab/>Where to branch to</text:p>
      <text:p text:style-name="Textbody"><text:span text:style-name="T135">return</text:span><text:span text:style-name="T136"><text:tab/></text:span><text:span text:style-name="T137"><text:tab/></text:span><text:span text:style-name="T138"><text:tab/>void</text:span></text:p>
      <text:h text:style-name="P139" text:outline-level="1"><text:bookmark-start text:name="__RefHeading__2879_1104982252"/><text:soft-page-break/><text:span text:style-name="T140">Appendix: Java Program (Compiler?)</text:span><text:bookmark-end text:name="__RefHeading__2879_110498225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Open Baskerville 0.0.75" svg:font-family="Open Baskerville 0.0.75"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hyphenate="false"/>
    </style:style>
    <style:style style:name="Kop2" style:display-name="Kop 2" style:family="paragraph" style:parent-style-name="Heading" style:next-style-name="Textbody" style:default-outline-level="2">
      <style:paragraph-properties fo:margin-top="0.1388in"/>
      <style:text-properties style:font-name="Open Baskerville 0.0.75" style:font-name-asian="Open Baskerville 0.0.75" style:font-name-complex="Open Baskerville 0.0.75" fo:font-weight="bold" style:font-weight-asian="bold" style:font-weight-complex="bold" fo:hyphenate="false"/>
    </style:style>
    <style:style style:name="Kop3" style:display-name="Kop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style:font-name="Open Baskerville 0.0.75" style:font-name-asian="Open Baskerville 0.0.75" style:font-name-complex="Open Baskerville 0.0.75"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jst" style:display-name="Lijst" style:family="paragraph" style:parent-style-name="Textbody">
      <style:text-properties style:font-name-complex="FreeSans" fo:font-size="12pt" style:font-size-asian="12pt" fo:hyphenate="false"/>
    </style:style>
    <style:style style:name="Bijschrift" style:display-name="Bijschrift"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Ondertitel" style:display-name="Ondertitel"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fo:margin-top="0.1in" fo:margin-bottom="0.0798in"/>
      <style:text-properties style:font-name="Open Baskerville 0.0.75" style:font-name-asian="Open Baskerville 0.0.75" style:font-name-complex="Open Baskerville 0.0.75"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g, S.H.M. van den</meta:initial-creator>
    <dc:creator>Berg, S.H.M. van den</dc:creator>
    <meta:creation-date>2015-03-27T15:24:00Z</meta:creation-date>
    <dc:date>2015-03-27T15:53:00Z</dc:date>
    <meta:template xlink:href="Normal" xlink:type="simple"/>
    <meta:editing-cycles>4</meta:editing-cycles>
    <meta:editing-duration>PT1740S</meta:editing-duration>
    <meta:document-statistic meta:page-count="9" meta:paragraph-count="22" meta:word-count="1754" meta:character-count="11379" meta:row-count="80" meta:non-whitespace-character-count="9647"/>
  </office:meta>
</office:document-meta>
</file>